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fo:text-align="justify" style:justify-single-word="false"/>
      <style:text-properties fo:language="de" fo:country="DE" fo:font-weight="normal" style:font-weight-asian="normal" style:font-weight-complex="normal"/>
    </style:style>
    <style:style style:name="P2" style:family="paragraph" style:parent-style-name="Standard">
      <style:paragraph-properties fo:line-height="115%" fo:text-align="justify" style:justify-single-word="false"/>
      <style:text-properties fo:language="de" fo:country="DE" fo:font-weight="normal" fo:background-color="transparent" style:font-weight-asian="normal" style:font-weight-complex="normal"/>
    </style:style>
    <style:style style:name="P3" style:family="paragraph" style:parent-style-name="Standard">
      <style:paragraph-properties fo:line-height="100%" fo:text-align="justify" style:justify-single-word="false"/>
      <style:text-properties fo:language="de" fo:country="DE" fo:font-weight="normal" fo:background-color="#ffff00" style:font-weight-asian="normal" style:font-weight-complex="normal"/>
    </style:style>
    <style:style style:name="P4" style:family="paragraph" style:parent-style-name="Text_20_body">
      <style:paragraph-properties fo:line-height="115%" fo:text-align="justify" style:justify-single-word="false"/>
      <style:text-properties fo:language="de" fo:country="DE" fo:font-weight="normal" style:font-weight-asian="normal" style:font-weight-complex="normal"/>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Standard">
      <style:text-properties fo:language="de" fo:country="DE" fo:font-weight="normal" style:font-weight-asian="normal" style:font-weight-complex="normal"/>
    </style:style>
    <style:style style:name="P8" style:family="paragraph" style:parent-style-name="Standard" style:list-style-name="L1">
      <style:paragraph-properties fo:line-height="100%" fo:text-align="justify" style:justify-single-word="false"/>
      <style:text-properties fo:language="de" fo:country="DE" fo:font-weight="normal" style:font-weight-asian="normal" style:font-weight-complex="normal"/>
    </style:style>
    <style:style style:name="P9" style:family="paragraph" style:parent-style-name="Standard" style:list-style-name="L2">
      <style:paragraph-properties fo:line-height="115%" fo:text-align="justify" style:justify-single-word="false"/>
      <style:text-properties fo:language="de" fo:country="DE" fo:font-weight="normal" style:font-weight-asian="normal" style:font-weight-complex="normal"/>
    </style:style>
    <style:style style:name="P10" style:family="paragraph" style:parent-style-name="Standard">
      <style:paragraph-properties fo:line-height="115%" fo:text-align="justify" style:justify-single-word="false"/>
      <style:text-properties style:text-line-through-style="none" fo:language="de" fo:country="DE" fo:font-weight="normal" fo:background-color="transparent" style:font-weight-asian="normal" style:font-weight-complex="normal"/>
    </style:style>
    <style:style style:name="P11" style:family="paragraph" style:parent-style-name="Standard" style:list-style-name="L3"/>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Heading_20_1" style:master-page-name="">
      <style:paragraph-properties style:page-number="auto" fo:break-before="page"/>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able_20_Contents">
      <style:paragraph-properties fo:text-align="justify" style:justify-single-word="false"/>
    </style:style>
    <style:style style:name="P16" style:family="paragraph" style:parent-style-name="Heading_20_2">
      <style:text-properties fo:language="de" fo:country="DE"/>
    </style:style>
    <style:style style:name="P17" style:family="paragraph" style:parent-style-name="Contents_20_4">
      <style:paragraph-properties>
        <style:tab-stops>
          <style:tab-stop style:position="16.092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Heading_20_3">
      <style:text-properties style:text-line-through-style="none"/>
    </style:style>
    <style:style style:name="P20" style:family="paragraph" style:parent-style-name="Text_20_body">
      <style:paragraph-properties fo:line-height="115%" fo:text-align="justify" style:justify-single-word="false"/>
      <style:text-properties style:text-line-through-style="none" fo:language="de" fo:country="D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loext:char-shading-value="0"/>
    </style:style>
    <style:style style:name="T3" style:family="text">
      <style:text-properties style:text-line-through-style="none" fo:background-color="transparent" loext:char-shading-value="0"/>
    </style:style>
    <style:style style:name="T4" style:family="text">
      <style:text-properties style:text-line-through-style="none" fo:font-weight="bold" fo:background-color="transparent" style:font-weight-asian="bold" style:font-weight-complex="bold" loext:char-shading-value="0"/>
    </style:style>
    <style:style style:name="T5" style:family="text">
      <style:text-properties style:text-line-through-style="none" fo:font-weight="bold" fo:background-color="transparent" loext:char-shading-value="0"/>
    </style:style>
    <style:style style:name="T6" style:family="text">
      <style:text-properties style:text-line-through-style="none" fo:background-color="#ffffff" loext:char-shading-value="0"/>
    </style:style>
    <style:style style:name="T7" style:family="text">
      <style:text-properties style:text-line-through-style="none" fo:font-style="normal" fo:background-color="#ffffff" style:font-style-asian="normal" style:font-style-complex="normal" loext:char-shading-value="0"/>
    </style:style>
    <style:style style:name="T8" style:family="text">
      <style:text-properties style:text-line-through-style="none" fo:font-style="normal" fo:background-color="transparent" style:font-style-asian="normal" style:font-style-complex="normal" loext:char-shading-value="0"/>
    </style:style>
    <style:style style:name="T9" style:family="text">
      <style:text-properties style:text-line-through-style="none" loext:char-shading-value="0"/>
    </style:style>
    <style:style style:name="T10" style:family="text">
      <style:text-properties style:text-line-through-style="none" fo:font-style="italic" style:font-style-asian="italic" style:font-style-complex="italic" loext:char-shading-value="0"/>
    </style:style>
    <style:style style:name="T11" style:family="text">
      <style:text-properties style:font-name="Liberation Seri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18">Einleitung<text:tab/>2</text:p>
          <text:p text:style-name="P14">Über dieses Dokument<text:tab/>2</text:p>
          <text:p text:style-name="P18">Aufgabenstellung und Rahmenbedingungen<text:tab/>3</text:p>
          <text:p text:style-name="P14">Ausgangssituation<text:tab/>3</text:p>
          <text:p text:style-name="P14">Innovationsbezug &amp; Gesamtziel des Vorhabens<text:tab/>3</text:p>
          <text:p text:style-name="P18">Software-Architektur<text:tab/>5</text:p>
          <text:p text:style-name="P14">Logischer Systemkontext<text:tab/>5</text:p>
          <text:p text:style-name="P14">Komponentenüberblick<text:tab/>5</text:p>
          <text:p text:style-name="P14">Komponentenbeschreibung<text:tab/>5</text:p>
          <text:p text:style-name="P12">Data-Interpreter<text:tab/>5</text:p>
          <text:p text:style-name="P12">ActiniaGDI-Harvester<text:tab/>5</text:p>
          <text:p text:style-name="P12">Deep-Learning-Interpreter<text:tab/>6</text:p>
          <text:p text:style-name="P12">ActiniaGDI-CSW-Writer<text:tab/>6</text:p>
          <text:p text:style-name="P18">Schnittstellenarchitektur<text:tab/>7</text:p>
          <text:p text:style-name="P14">Schnittstelle XY<text:tab/>7</text:p>
          <text:p text:style-name="P12">Datensicht der Schnittstelle<text:tab/>8</text:p>
          <text:p text:style-name="P12">Schnittstellenfunktionalität<text:tab/>8</text:p>
          <text:p text:style-name="P17">Schnittstellenlogik<text:tab/>8</text:p>
          <text:p text:style-name="P17">Schnittstellenprotokoll<text:tab/>8</text:p>
          <text:p text:style-name="P17">Fehlererkennung und -behandlung<text:tab/>8</text:p>
          <text:p text:style-name="P17">Zuordnung von Prozessen, Anwendungsfällen, Komponenten<text:tab/>8</text:p>
          <text:p text:style-name="P18">Datenarchitektur<text:tab/>9</text:p>
          <text:p text:style-name="P14">Logisches Datenmodell<text:tab/>9</text:p>
          <text:p text:style-name="P14">Physisches Datenmodell<text:tab/>9</text:p>
          <text:p text:style-name="P14">Datenbank<text:tab/>9</text:p>
          <text:p text:style-name="P14">Mengengerüst<text:tab/>9</text:p>
        </text:index-body>
      </text:table-of-content>
      <text:p text:style-name="Standard"/>
      <text:h text:style-name="P13" text:outline-level="1">Einleitung</text:h>
      <text:h text:style-name="Heading_20_2" text:outline-level="2">Über dieses Dokument</text:h>
      <text:p text:style-name="P1">Die Beschreibung der Architektur soll aufzeigen, wie das Projektziel, die automatisierte Erfassung von Metadaten, technisch umgesetzt werden kann. </text:p>
      <text:p text:style-name="P1">Sie dient gleichzeitig als Architekturdokument für den im Projektumfang enthaltenen Proof of Concepts (Prototypen).</text:p>
      <text:h text:style-name="Heading_20_1" text:outline-level="1">Aufgabenstellung und Rahmenbedingungen</text:h>
      <text:h text:style-name="Heading_20_2" text:outline-level="2">Ausgangssituation</text:h>
      <text:p text:style-name="P1">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bereiches.</text:p>
      <text:p text:style-name="P1">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text:p>
      <text:p text:style-name="P1">Im Fokus stand hierbei die Erarbeitung von Lösungsansätzen zur Metadatenautomatisierung, die durch Deep Learning Verfahren angereichert zur Verbesserung der Datenauffindbarkeit auch hinsichtlich unterschiedlicher Suchkontexte führen soll. </text:p>
      <text:p text:style-name="P1">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text:p>
      <text:p text:style-name="P1">Insbesondere der Einsatz von Deep-Learning Verfahren, welche bislang in den Bereichen Geo-IT und Open Data keine große Bedeutung besitzen, verfügen über das Potential, auf disruptive Art und Weise dazu beizutragen, bisherige Verfahren der Metadatenbereitstellung auf den Kopf zu stellen und neue Möglichkeiten der Datenrecherche zu ermöglichen.</text:p>
      <text:h text:style-name="Heading_20_2" text:outline-level="2">Innovationsbezug &amp; Gesamtziel des Vorhabens</text:h>
      <text:p text:style-name="P1">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7466220169898638542" text:style-name="L1">
        <text:list-item>
          <text:p text:style-name="P8">Vereinfachung und Verbesserung des Zugriffs auf Freie Daten und Freie Geodaten <text:s/>durch automatisierte Anreicherung mit Metadaten und damit Vereinfachung und Optimierung der Metadatenerfassung,–pflege und -bereitstellung.</text:p>
        </text:list-item>
        <text:list-item>
          <text:p text:style-name="P8">Verbesserung der Auffindbarkeit von Daten hinsichtlich ihres Zeitbezuges </text:p>
        </text:list-item>
        <text:list-item>
          <text:p text:style-name="P8">Optimierung der Metadatenzuordnung durch Verfahren des Deep Learnings</text:p>
        </text:list-item>
        <text:list-item>
          <text:p text:style-name="P8">Evaluation der Machbarkeit möglicher Ansätze zur Metadatenautomatisierung mittels Proof of Concept</text:p>
        </text:list-item>
        <text:list-item>
          <text:p text:style-name="P8"><text:soft-page-break/>Nachnutzung der Ergebnisse durch Entwicklung einer standardisierten Open Source Lösung zur Metadatenautomatisierung in einer 2. Projektphase</text:p>
        </text:list-item>
      </text:list>
      <text:h text:style-name="Heading_20_1" text:outline-level="1">Software-Architektur</text:h>
      <text:h text:style-name="Heading_20_2" text:outline-level="2">Logischer Systemkontext</text:h>
      <text:p text:style-name="P3">[Abb., die auch klare Abgrenzungen vornimmt: was ist „intern“, was „extern“ aus Sicht MetaOpenData, was ist also im Scope und was nicht. - geht nicht bis auf Einzelkomponenten runter, sondern ist eine Stufe abstrakter]</text:p>
      <text:h text:style-name="Heading_20_2" text:outline-level="2">Komponentenüberblick</text:h>
      <text:p text:style-name="P3">[hier die aktuell in Überarbeitung befindliche Architekturskizze einarbeiten]</text:p>
      <text:p text:style-name="P10">Die Informationen über Daten (Metadaten) können grundsätzlich nach zwei unterschiedlichen Verfahren generiert werden:</text:p>
      <text:list xml:id="list3536866259276869354" text:style-name="L2">
        <text:list-item>
          <text:p text:style-name="P9"><text:span text:style-name="T3">durch Ableitung </text:span><text:span text:style-name="T4">aus</text:span><text:span text:style-name="T3"> </text:span><text:span text:style-name="T5">den Daten selbst</text:span><text:span text:style-name="T3">,</text:span><text:span text:style-name="T5"> </text:span><text:span text:style-name="T3">wie dies im unteren Teil der Abbildung zu erkennen ist, und</text:span></text:p>
        </text:list-item>
        <text:list-item>
          <text:p text:style-name="P9"><text:span text:style-name="T3">über Deep-Learning-Methoden, wobei für die Erfassung von benötigten „Trainingsdaten“ sogenannte </text:span><text:span text:style-name="T4">Harvester</text:span><text:span text:style-name="T3"> verwendet werden. Diese beziehen automatisiert Metadaten aus e</text:span><text:span text:style-name="T6">xternen</text:span><text:span text:style-name="T6"> Quellen . Dabei nutzen sie standardisierte CSW-Dienste (Catalogue Service </text:span><text:span text:style-name="T7">for the Web, </text:span><text:span text:style-name="Emphasis"><text:span text:style-name="T7">das ist ein OGC-Standard</text:span></text:span><text:span text:style-name="T7">),</text:span><text:span text:style-name="T8"> </text:span><text:span text:style-name="T3">dargestellt im rechten Bildbereich.</text:span></text:p>
        </text:list-item>
      </text:list>
      <text:p text:style-name="P10">Die beiden Verfahren können in einem hybriden Ansatz kombiniert werden.</text:p>
      <text:h text:style-name="Heading_20_2" text:outline-level="2">Komponentenbeschreibung</text:h>
      <text:h text:style-name="P19" text:outline-level="3">Data-Interpreter</text:h>
      <text:p text:style-name="P20">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text:p>
      <text:p text:style-name="P4"><text:span text:style-name="T9">Der sogenannte „Data-Interpreter“ extrahiert deartige Informationen aus den Daten, wobei der Zugriff daraus über Datenbanken, Datenverzeichnisse oder über</text:span><text:span text:style-name="T3"> Geodatendienste wie Web Map Service (WMS), Web Feature Service (WFS) und Web Coverage Service (WCS) geschieht, welche Geodaten und dazugehörige Beschreibungen über das Internet anbieten.</text:span></text:p>
      <text:h text:style-name="P19" text:outline-level="3">ActiniaGDI-Harvester</text:h>
      <text:p text:style-name="P2"><text:span text:style-name="T9">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text:span><text:soft-page-break/><text:span text:style-name="T9">Metadaten für <text:s/>Geodatendienste und Geodaten vor. Clients befragen CSWs zum Beispiel, um herauszufinden, welche WMS/WFS-Dienste existieren und welche Fähigkeiten bzw. Eigenschaften diese besitzen. Ein CSW liefert Metadatensätze als Abfrageergebnisse (</text:span><text:span text:style-name="T9">z.B. in XML</text:span><text:span text:style-name="T9">), die der ActiniaGDI-Harvester parst und dem Deep-Learning-Interpreter als Eingangs-Trainingsdaten zur Verfügung stellt.</text:span></text:p>
      <text:h text:style-name="P19" text:outline-level="3">Deep-Learning-Interpreter</text:h>
      <text:p text:style-name="P10">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19" text:outline-level="3">ActiniaGDI-CSW-Writer</text:h>
      <text:p text:style-name="P2"><text:span text:style-name="T9">Über den „</text:span><text:span text:style-name="T9">ActiniaGDI-CSW-Writer“</text:span><text:span text:style-name="T9"> ist es schließlich möglich, mit Hilfe einer Metadaten-Suchmaschine (z. B. der Open Source Software </text:span><text:span text:style-name="T10">Geonetwork Open Source</text:span><text:span text:style-name="T9">), die über eine graphische Benutzeroberfläche (Graphical User Interface = GUI) zugänglich ist, auf die Metadatenbank zuzugreifen und eigene Metadaten zu generieren. </text:span><text:span text:style-name="T9">Somit fungiert der eigene Server wiederum als CSW-Knoten, aus dem von anderen entfernten Katalogen Metadaten bezogen werden können.</text:span></text:p>
      <text:h text:style-name="Heading_20_1" text:outline-level="1">Schnittstellenarchitektur</text:h>
      <text:h text:style-name="Heading_20_2" text:outline-level="2">Schnittstelle XY</text:h>
      <table:table table:name="Tabelle1" table:style-name="Tabelle1">
        <table:table-column table:style-name="Tabelle1.A"/>
        <table:table-column table:style-name="Tabelle1.B"/>
        <table:table-row>
          <table:table-cell table:style-name="Tabelle1.A1" office:value-type="string">
            <text:p text:style-name="P5">Eigenschaft</text:p>
          </table:table-cell>
          <table:table-cell table:style-name="Tabelle1.B1" office:value-type="string">
            <text:p text:style-name="P5">Ausprägung</text:p>
          </table:table-cell>
        </table:table-row>
        <table:table-row>
          <table:table-cell table:style-name="Tabelle1.A2" office:value-type="string">
            <text:p text:style-name="P5">Art der Kopplung</text:p>
          </table:table-cell>
          <table:table-cell table:style-name="Tabelle1.B2" office:value-type="string">
            <text:p text:style-name="P6"><text:span text:style-name="T11">□ </text:span>datei-basiert</text:p>
            <text:p text:style-name="P6"><text:span text:style-name="T11">□ </text:span>datenbank-basiert</text:p>
            <text:p text:style-name="P6"><text:span text:style-name="T11">□ </text:span>service-basiert</text:p>
            <text:p text:style-name="P6"><text:span text:style-name="T11">□ </text:span>Programmierschnittstelle</text:p>
          </table:table-cell>
        </table:table-row>
        <table:table-row>
          <table:table-cell table:style-name="Tabelle1.A2" office:value-type="string">
            <text:p text:style-name="P5">Aufruf-Antwort-Verhalten</text:p>
          </table:table-cell>
          <table:table-cell table:style-name="Tabelle1.B2" office:value-type="string">
            <text:p text:style-name="P6"><text:span text:style-name="T11">□ </text:span>synchron</text:p>
            <text:p text:style-name="P6"><text:span text:style-name="T11">□ </text:span>asynchron</text:p>
          </table:table-cell>
        </table:table-row>
        <table:table-row>
          <table:table-cell table:style-name="Tabelle1.A2" office:value-type="string">
            <text:p text:style-name="P5">Verarbeitungsmodus</text:p>
          </table:table-cell>
          <table:table-cell table:style-name="Tabelle1.B2" office:value-type="string">
            <text:p text:style-name="P6"><text:span text:style-name="T11">□ </text:span>online</text:p>
            <text:p text:style-name="P6"><text:span text:style-name="T11">□ </text:span>Batch</text:p>
          </table:table-cell>
        </table:table-row>
        <table:table-row>
          <table:table-cell table:style-name="Tabelle1.A2" office:value-type="string">
            <text:p text:style-name="P5">Richtung</text:p>
          </table:table-cell>
          <table:table-cell table:style-name="Tabelle1.B2" office:value-type="string">
            <text:p text:style-name="P6"><text:span text:style-name="T11">□ </text:span>eingehend</text:p>
            <text:p text:style-name="P6"><text:span text:style-name="T11">□ </text:span>ausgehend</text:p>
          </table:table-cell>
        </table:table-row>
        <table:table-row>
          <table:table-cell table:style-name="Tabelle1.A2" office:value-type="string">
            <text:p text:style-name="P5">Auslöser</text:p>
          </table:table-cell>
          <table:table-cell table:style-name="Tabelle1.B2" office:value-type="string">
            <text:p text:style-name="P6"><text:span text:style-name="T11">□ </text:span>Benutzerinteraktion</text:p>
            <text:p text:style-name="P6"><text:span text:style-name="T11">□ </text:span>Geschäftsereignis</text:p>
            <text:p text:style-name="P6"><text:span text:style-name="T11">□ </text:span>Technisches Ereignis</text:p>
            <text:p text:style-name="P6"><text:span text:style-name="T11">□ </text:span>Zeitereignis</text:p>
          </table:table-cell>
        </table:table-row>
      </table:table>
      <text:list xml:id="list5565297990223993358" text:style-name="L3">
        <text:list-item>
          <text:p text:style-name="P11"><text:span text:style-name="T1">Art der Kopplung</text:span><text:line-break/>tbd.</text:p>
        </text:list-item>
        <text:list-item>
          <text:p text:style-name="P11"><text:span text:style-name="T1">Aufruf-Antwort-Verhalten</text:span><text:line-break/>tbd.</text:p>
        </text:list-item>
        <text:list-item>
          <text:p text:style-name="P11"><text:span text:style-name="T1">Verarbeitungsmodus</text:span><text:line-break/>tbd.</text:p>
        </text:list-item>
        <text:list-item>
          <text:p text:style-name="P11"><text:span text:style-name="T1">Richtung</text:span><text:line-break/>tbd.</text:p>
        </text:list-item>
        <text:list-item>
          <text:p text:style-name="P11"><text:span text:style-name="T1">Auslöser</text:span><text:line-break/>tbd.</text:p>
        </text:list-item>
      </text:list>
      <text:h text:style-name="Heading_20_3" text:outline-level="3"><text:soft-page-break/>Datensicht der Schnittstelle</text:h>
      <text:p text:style-name="Standard">tbd. - hier ggf. das Informations-/Datenmodell innerhalb der Schnittstellenkommunikation beschreiben bzw. benennen (z.B. bei Verwendung von XÖV-Standards oder anderen Schemata)</text:p>
      <text:h text:style-name="Heading_20_3" text:outline-level="3">Schnittstellenfunktionalität</text:h>
      <text:h text:style-name="Heading_20_4" text:outline-level="4">Schnittstellenlogik</text:h>
      <text:p text:style-name="Standard">tbd. - hier ggf. Berechnungs-/Mapping-Vorschriften und Vor-/Nachearbeitungslogik beschreiben.</text:p>
      <text:h text:style-name="Heading_20_4" text:outline-level="4">Schnittstellenprotokoll</text:h>
      <text:p text:style-name="Standard">tbd. - Protokoll(e) benennen und ggf. beschreiben.</text:p>
      <text:h text:style-name="Heading_20_4" text:outline-level="4">Fehlererkennung und -behandlung</text:h>
      <text:p text:style-name="Standard">tbd. - hier Prüfungen / Validierungen / Plausilitäten, Fehlercodes, deren Bedeutung und Fehlerbehandlung beschreiben.</text:p>
      <text:h text:style-name="Heading_20_4" text:outline-level="4">Zuordnung von Prozessen, Anwendungsfällen, Komponenten</text:h>
      <text:p text:style-name="Standard">tbd. - hier die Use Cases / Anwendungsfälle / Komponenten benennen, die die Schnittstelle nutzen.</text:p>
      <text:h text:style-name="Heading_20_1" text:outline-level="1">Datenarchitektur</text:h>
      <text:h text:style-name="Heading_20_2" text:outline-level="2">Logisches Datenmodell</text:h>
      <text:p text:style-name="Standard">tbd. - das / die logische(n) Datenmodell(e) der Lösung</text:p>
      <text:h text:style-name="Heading_20_2" text:outline-level="2">Physisches Datenmodell</text:h>
      <text:p text:style-name="Standard">tbd. - das / die physische(n) Datenmodell(e) der Lösung</text:p>
      <text:h text:style-name="Heading_20_2" text:outline-level="2">Datenbank</text:h>
      <text:p text:style-name="Standard">tbd. - Benennung des DBMS und Beschreibung dessen Konfiguration.</text:p>
      <text:h text:style-name="P16" text:outline-level="2">Mengengerüst</text:h>
      <text:p text:style-name="P7">tbd. - Angaben zum Datenvolumen und Beschreibung der berücksichtigten / angenommenen Entwicklung der Me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5cm" fo:margin-bottom="0.15cm"/>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15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5T14:42:44.140655801</meta:creation-date>
    <dc:date>2018-05-19T21:07:48.19</dc:date>
    <meta:editing-duration>PT4H38M3S</meta:editing-duration>
    <meta:editing-cycles>53</meta:editing-cycles>
    <meta:generator>OpenOffice/4.1.5$Win32 OpenOffice.org_project/415m1$Build-9789</meta:generator>
    <dc:creator>Oliver Bildesheim</dc:creator>
    <meta:document-statistic meta:table-count="1" meta:image-count="0" meta:object-count="0" meta:page-count="9" meta:paragraph-count="112" meta:word-count="1095" meta:character-count="8943"/>
  </office:meta>
</office:document-meta>
</file>